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799cm"/>
        </style:tab-stops>
      </style:paragraph-properties>
      <style:text-properties style:font-name="aRIAL" officeooo:rsid="000b2d95" officeooo:paragraph-rsid="000b2d95"/>
    </style:style>
    <style:style style:name="P2" style:family="paragraph" style:parent-style-name="Standard">
      <style:paragraph-properties>
        <style:tab-stops>
          <style:tab-stop style:position="1.799cm"/>
        </style:tab-stops>
      </style:paragraph-properties>
      <style:text-properties style:font-name="aRIAL" officeooo:rsid="0014a8c7" officeooo:paragraph-rsid="0014a8c7"/>
    </style:style>
    <style:style style:name="P3" style:family="paragraph" style:parent-style-name="Standard">
      <style:paragraph-properties>
        <style:tab-stops>
          <style:tab-stop style:position="1.799cm"/>
        </style:tab-stops>
      </style:paragraph-properties>
      <style:text-properties officeooo:paragraph-rsid="0014a8c7"/>
    </style:style>
    <style:style style:name="P4" style:family="paragraph" style:parent-style-name="Standard">
      <style:paragraph-properties>
        <style:tab-stops>
          <style:tab-stop style:position="1.799cm"/>
        </style:tab-stops>
      </style:paragraph-properties>
      <style:text-properties style:font-name="aRIAL" officeooo:rsid="001e03fe" officeooo:paragraph-rsid="001e03fe"/>
    </style:style>
    <style:style style:name="P5" style:family="paragraph" style:parent-style-name="Standard">
      <style:paragraph-properties>
        <style:tab-stops>
          <style:tab-stop style:position="1.799cm"/>
        </style:tab-stops>
      </style:paragraph-properties>
      <style:text-properties style:font-name="aRIAL" officeooo:rsid="0021142a" officeooo:paragraph-rsid="0021142a"/>
    </style:style>
    <style:style style:name="P6" style:family="paragraph" style:parent-style-name="Standard">
      <style:paragraph-properties>
        <style:tab-stops>
          <style:tab-stop style:position="1.799cm"/>
        </style:tab-stops>
      </style:paragraph-properties>
      <style:text-properties style:font-name="aRIAL" officeooo:rsid="00234ef1" officeooo:paragraph-rsid="00234ef1"/>
    </style:style>
    <style:style style:name="P7" style:family="paragraph" style:parent-style-name="Standard">
      <style:paragraph-properties>
        <style:tab-stops>
          <style:tab-stop style:position="1.799cm"/>
        </style:tab-stops>
      </style:paragraph-properties>
      <style:text-properties style:font-name="aRIAL" officeooo:rsid="0023c3d5" officeooo:paragraph-rsid="0023c3d5"/>
    </style:style>
    <style:style style:name="T1" style:family="text">
      <style:text-properties style:font-name="aRIAL" officeooo:rsid="000b2d95"/>
    </style:style>
    <style:style style:name="T2" style:family="text">
      <style:text-properties style:font-name="aRIAL" officeooo:rsid="001e03fe"/>
    </style:style>
    <style:style style:name="T3" style:family="text">
      <style:text-properties officeooo:rsid="001f591b"/>
    </style:style>
    <style:style style:name="T4" style:family="text">
      <style:text-properties officeooo:rsid="0021142a"/>
    </style:style>
    <style:style style:name="T5" style:family="text">
      <style:text-properties officeooo:rsid="0022cdad"/>
    </style:style>
    <style:style style:name="T6" style:family="text">
      <style:text-properties officeooo:rsid="00234ef1"/>
    </style:style>
    <style:style style:name="T7" style:family="text">
      <style:text-properties officeooo:rsid="0023c3d5"/>
    </style:style>
    <style:style style:name="T8" style:family="text">
      <style:text-properties officeooo:rsid="0024a15f"/>
    </style:style>
    <style:style style:name="T9" style:family="text">
      <style:text-properties officeooo:rsid="0024b325"/>
    </style:style>
    <style:style style:name="T10" style:family="text">
      <style:text-properties officeooo:rsid="00269b8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uno : Victor Jorge Carvalho Chaves</text:p>
      <text:p text:style-name="P1">R.A : 156.740</text:p>
      <text:p text:style-name="P1"/>
      <text:p text:style-name="P3"><text:span text:style-name="T1">Relatório da Palestra:</text:span><text:span text:style-name="T2">Programa de Pós-Graduação em Ciência da Computação (PPG-CC)</text:span></text:p>
      <text:p text:style-name="P2"/>
      <text:p text:style-name="P4">A Palestra explicará e comentará sobre o programa de pós graduação na Unifesp, com o foco de ajudar os alunos que desejam participar desse programa, para conseguir se especializar e mestrar algum curso.</text:p>
      <text:p text:style-name="P4"><text:s/>Iniciando a explicação <text:span text:style-name="T3">do assunto, </text:span><text:span text:style-name="T4">ela começa a contar uma satirá envolvendo o assunto para ensinar de forma abstrata o tema. A</text:span><text:span text:style-name="T3"> </text:span><text:span text:style-name="T4">satirá </text:span><text:span text:style-name="T3">envolvendo um aluno que tem vontade de realizar um mestrado, e para isso, ele busca solucionar um problema de sua cidade.</text:span></text:p>
      <text:p text:style-name="P5">O problema analisado, é a atravessia de um rio que corta a cidade, que barcos demoram para atravessar. Assim com o problema, buscou uma faculdade para estudar e analisar esse obstáculo, e após essa pesquisa a primeira solução que apresentou foi pelo meio de lançamento de pessoas utilizando de uma catapulta, todavia elas caiam na aguá, com isso, algumas morrendo no processo. <text:span text:style-name="T5">Com esse problema ele busca formas “criativas” de resolver a questão, com paraquedas ou camas para amenizar a queda. Todavia, quando acabado o projeto, e apresentado para a banca, foi rejeitado, pela pouca revisão bibliográfica. </text:span><text:span text:style-name="T6">Apresentando os problemas que os alunos cometem com frequência, ela começa a abordar meios para evitar isso, por meio de um estudo mais específico do assunto, focar mais na revisão bibliográfica, testagem, etc.</text:span></text:p>
      <text:p text:style-name="P6">Depois, começa a abordar sobre tipos de pós-graduação diferentes, stricto sensu e lato sensu, com o primeiro sendo <text:span text:style-name="T7">focada em desenvolvimento de pesquisas ciêntificas, focando em mestrados e pós-graduações (e precisa já ter uma graduação), e no Brasil são gratis. A Lato sensu são especificações mais focadas na área de trabalho, sendo geralmente pagas.</text:span></text:p>
      <text:p text:style-name="P7">Após isso, focará <text:s/><text:span text:style-name="T8">sobre trabalhos de conclusão de curso em pós-graduações (pesquisa), que deverá ser algo novo, algo que não foi desenvolvido ainda. Assim na apresentação tem que mostrar e provar porque é algo novo e inovador, tal rigidez para diferenciar o projeto com os de uma empresa e de TCC de uma graduação.</text:span></text:p>
      <text:p text:style-name="P7"><text:s/><text:span text:style-name="T8">Assim, depois de apresentar conceitos envolvendo pós-graduação, ela começa a explicar sobre os programas de pós-graduação </text:span><text:span text:style-name="T9">da Unifesp</text:span><text:span text:style-name="T8">, </text:span><text:span text:style-name="T9">explicando seu histórico e notas, como quem compoê o programa. Depois, </text:span><text:span text:style-name="T10">apresenta áreas de concentração, que são sistemas computacionais, sistemas inteligentes e otimização, com seus professores e estrutura de ensino. E por fim, explica meios de aplicação na pós-graduação, bolsas e benefícios também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5T21:52:38.003265996</meta:creation-date>
    <dc:date>2022-06-02T20:33:08.646134570</dc:date>
    <meta:editing-duration>PT32M55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9" meta:word-count="395" meta:character-count="2507" meta:non-whitespace-character-count="2118"/>
  </office:meta>
</office:document-meta>
</file>